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Biolinum1" svg:font-family="'Linux Biolinum'" style:font-adornments="Normal"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itle">
      <style:text-properties style:font-name="Linux Biolinum" style:text-underline-style="none" fo:font-weight="normal" officeooo:rsid="00d64e0b" officeooo:paragraph-rsid="00d64e0b" style:font-name-asian="Lucida Sans Unicode" style:font-weight-asian="normal" style:font-name-complex="Mangal" style:font-weight-complex="normal"/>
    </style:style>
    <style:style style:name="P2" style:family="paragraph" style:parent-style-name="Text_20_body" style:list-style-name="L1">
      <style:text-properties style:font-name="Linux Biolinum" style:text-underline-style="none" fo:font-weight="normal" officeooo:rsid="00d64e0b" officeooo:paragraph-rsid="00d64e0b" style:font-name-asian="Lucida Sans Unicode" style:font-weight-asian="normal" style:font-name-complex="Mangal" style:font-weight-complex="normal"/>
    </style:style>
    <style:style style:name="P3" style:family="paragraph" style:parent-style-name="Text_20_body" style:list-style-name="L1">
      <style:text-properties officeooo:rsid="00d64e0b" officeooo:paragraph-rsid="00d64e0b"/>
    </style:style>
    <style:style style:name="P4" style:family="paragraph" style:parent-style-name="Text_20_body" style:list-style-name="L1">
      <style:text-properties fo:font-weight="bold" officeooo:rsid="00d978cd" officeooo:paragraph-rsid="00d978cd" style:font-weight-asian="bold" style:font-weight-complex="bold"/>
    </style:style>
    <style:style style:name="P5" style:family="paragraph" style:parent-style-name="Text_20_body" style:list-style-name="L1">
      <style:text-properties fo:font-weight="bold" officeooo:rsid="00dac219" officeooo:paragraph-rsid="00dac219" style:font-weight-asian="bold" style:font-weight-complex="bold"/>
    </style:style>
    <style:style style:name="P6" style:family="paragraph" style:parent-style-name="Text_20_body" style:list-style-name="L1">
      <style:text-properties fo:font-weight="bold" officeooo:rsid="00dc16b4" officeooo:paragraph-rsid="00dc16b4" style:font-weight-asian="bold" style:font-weight-complex="bold"/>
    </style:style>
    <style:style style:name="P7" style:family="paragraph" style:parent-style-name="Text_20_body" style:list-style-name="L1">
      <style:text-properties fo:font-weight="bold" officeooo:rsid="00dcfb4f" officeooo:paragraph-rsid="00dcfb4f" style:font-weight-asian="bold" style:font-weight-complex="bold"/>
    </style:style>
    <style:style style:name="P8" style:family="paragraph" style:parent-style-name="Text_20_body" style:list-style-name="L1">
      <style:paragraph-properties fo:margin-top="0cm" fo:margin-bottom="0cm" loext:contextual-spacing="false"/>
      <style:text-properties style:font-name="Linux Biolinum" fo:font-style="normal" style:text-underline-style="none" fo:font-weight="normal" officeooo:rsid="00dcfb4f" officeooo:paragraph-rsid="00dcfb4f" style:font-name-asian="Lucida Sans Unicode" style:font-style-asian="normal" style:font-weight-asian="normal" style:font-name-complex="Mangal" style:font-style-complex="normal" style:font-weight-complex="normal"/>
    </style:style>
    <style:style style:name="P9" style:family="paragraph" style:parent-style-name="Text_20_body" style:list-style-name="L1">
      <style:paragraph-properties fo:margin-top="0cm" fo:margin-bottom="0.21cm" loext:contextual-spacing="false"/>
      <style:text-properties fo:font-weight="bold" officeooo:rsid="00deb494" officeooo:paragraph-rsid="00deb494" style:font-weight-asian="bold" style:font-weight-complex="bold"/>
    </style:style>
    <style:style style:name="P10" style:family="paragraph" style:parent-style-name="Text_20_body" style:list-style-name="L1">
      <style:paragraph-properties fo:margin-top="0cm" fo:margin-bottom="0.21cm" loext:contextual-spacing="false"/>
      <style:text-properties fo:font-weight="bold" officeooo:rsid="00e22332" officeooo:paragraph-rsid="00e22332" style:font-weight-asian="bold" style:font-weight-complex="bold"/>
    </style:style>
    <style:style style:name="P11" style:family="paragraph" style:parent-style-name="Text_20_body">
      <style:paragraph-properties fo:margin-top="0cm" fo:margin-bottom="0.21cm" loext:contextual-spacing="false"/>
      <style:text-properties fo:font-weight="bold" officeooo:rsid="00e22332" officeooo:paragraph-rsid="00e22332" style:font-weight-asian="bold" style:font-weight-complex="bold"/>
    </style:style>
    <style:style style:name="P12" style:family="paragraph" style:parent-style-name="Text_20_body">
      <style:paragraph-properties fo:margin-top="0.42cm" fo:margin-bottom="0cm" loext:contextual-spacing="false"/>
      <style:text-properties officeooo:paragraph-rsid="00e4866a"/>
    </style:style>
    <style:style style:name="P13" style:family="paragraph" style:parent-style-name="Text_20_body" style:list-style-name="L2">
      <style:paragraph-properties fo:margin-top="0.42cm" fo:margin-bottom="0cm" loext:contextual-spacing="false"/>
      <style:text-properties officeooo:rsid="00e5efe3" officeooo:paragraph-rsid="00e5efe3"/>
    </style:style>
    <style:style style:name="P14" style:family="paragraph" style:parent-style-name="Text_20_body" style:list-style-name="L2">
      <style:paragraph-properties fo:margin-top="0.42cm" fo:margin-bottom="0cm" loext:contextual-spacing="false"/>
      <style:text-properties fo:font-weight="bold" officeooo:rsid="00e8187e" officeooo:paragraph-rsid="00e8187e" style:font-weight-asian="bold" style:font-weight-complex="bold"/>
    </style:style>
    <style:style style:name="P15" style:family="paragraph" style:parent-style-name="Text_20_body" style:list-style-name="L2">
      <style:paragraph-properties fo:margin-top="0.42cm" fo:margin-bottom="0cm" loext:contextual-spacing="false"/>
      <style:text-properties fo:font-weight="bold" officeooo:rsid="00e8187e" officeooo:paragraph-rsid="00ec02f0" style:font-weight-asian="bold" style:font-weight-complex="bold"/>
    </style:style>
    <style:style style:name="P16" style:family="paragraph" style:parent-style-name="Text_20_body" style:list-style-name="L2">
      <style:paragraph-properties fo:margin-top="0.42cm" fo:margin-bottom="0cm" loext:contextual-spacing="false"/>
      <style:text-properties fo:font-weight="bold" officeooo:rsid="00ec02f0" officeooo:paragraph-rsid="00ec02f0" style:font-weight-asian="bold" style:font-weight-complex="bold"/>
    </style:style>
    <style:style style:name="P17" style:family="paragraph" style:parent-style-name="Text_20_body" style:list-style-name="L2">
      <style:paragraph-properties fo:margin-top="0.42cm" fo:margin-bottom="0cm" loext:contextual-spacing="false"/>
      <style:text-properties fo:font-weight="bold" officeooo:rsid="00ed5c50" officeooo:paragraph-rsid="00ed5c50" style:font-weight-asian="bold" style:font-weight-complex="bold"/>
    </style:style>
    <style:style style:name="P18" style:family="paragraph" style:parent-style-name="Text_20_body" style:list-style-name="L2">
      <style:paragraph-properties fo:margin-top="0.42cm" fo:margin-bottom="0cm" loext:contextual-spacing="false"/>
      <style:text-properties fo:font-weight="normal" officeooo:rsid="00ed85d8" officeooo:paragraph-rsid="00ed85d8" style:font-weight-asian="normal" style:font-weight-complex="normal"/>
    </style:style>
    <style:style style:name="P19" style:family="paragraph" style:parent-style-name="Text_20_body" style:list-style-name="L2">
      <style:paragraph-properties fo:margin-top="0.42cm" fo:margin-bottom="0cm" loext:contextual-spacing="false"/>
      <style:text-properties fo:font-weight="normal" officeooo:rsid="00eff96f" officeooo:paragraph-rsid="00eff96f" style:font-weight-asian="normal" style:font-weight-complex="normal"/>
    </style:style>
    <style:style style:name="P20" style:family="paragraph" style:parent-style-name="Text_20_body" style:list-style-name="L2">
      <style:paragraph-properties fo:margin-top="0.42cm" fo:margin-bottom="0cm" loext:contextual-spacing="false"/>
      <style:text-properties fo:font-weight="normal" officeooo:rsid="00f2c949" officeooo:paragraph-rsid="00f2c949" style:font-weight-asian="normal" style:font-weight-complex="normal"/>
    </style:style>
    <style:style style:name="P21" style:family="paragraph" style:parent-style-name="Text_20_body" style:list-style-name="L2">
      <style:paragraph-properties fo:margin-top="0.42cm" fo:margin-bottom="0cm" loext:contextual-spacing="false"/>
      <style:text-properties style:text-underline-style="solid" style:text-underline-width="auto" style:text-underline-color="font-color" fo:font-weight="normal" officeooo:rsid="00eff96f" officeooo:paragraph-rsid="00eff96f" style:font-weight-asian="normal" style:font-weight-complex="normal"/>
    </style:style>
    <style:style style:name="P22" style:family="paragraph" style:parent-style-name="Text_20_body" style:list-style-name="L2">
      <style:paragraph-properties fo:margin-top="0.42cm" fo:margin-bottom="0cm" loext:contextual-spacing="false" fo:break-before="page"/>
      <style:text-properties fo:font-weight="bold" officeooo:rsid="00ed5c50" officeooo:paragraph-rsid="00ed5c50" style:font-weight-asian="bold" style:font-weight-complex="bold"/>
    </style:style>
    <style:style style:name="P23" style:family="paragraph" style:parent-style-name="Heading_20_1">
      <style:paragraph-properties fo:margin-top="0.42cm" fo:margin-bottom="0cm" loext:contextual-spacing="false"/>
      <style:text-properties style:text-underline-style="none" officeooo:paragraph-rsid="00e4866a"/>
    </style:style>
    <style:style style:name="P24" style:family="paragraph" style:parent-style-name="Heading_20_1">
      <style:paragraph-properties fo:margin-top="0.42cm" fo:margin-bottom="0cm" loext:contextual-spacing="false"/>
      <style:text-properties officeooo:paragraph-rsid="00e4866a"/>
    </style:style>
    <style:style style:name="P25" style:family="paragraph" style:parent-style-name="Heading_20_1">
      <style:paragraph-properties fo:margin-top="0.42cm" fo:margin-bottom="0cm" loext:contextual-spacing="false" fo:break-before="page"/>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margin-top="0.42cm" fo:margin-bottom="0cm" loext:contextual-spacing="false"/>
    </style:style>
    <style:style style:name="T1" style:family="text">
      <style:text-properties style:font-name="Linux Biolinum" fo:font-style="italic" style:text-underline-style="none" fo:font-weight="normal" style:font-name-asian="Lucida Sans Unicode" style:font-style-asian="italic" style:font-weight-asian="normal" style:font-name-complex="Mangal" style:font-style-complex="italic" style:font-weight-complex="normal"/>
    </style:style>
    <style:style style:name="T2" style:family="text">
      <style:text-properties style:font-name="Linux Biolinum" fo:font-style="italic" style:text-underline-style="solid" style:text-underline-width="auto" style:text-underline-color="font-color" fo:font-weight="normal" style:font-name-asian="Lucida Sans Unicode" style:font-style-asian="italic" style:font-weight-asian="normal" style:font-name-complex="Mangal" style:font-style-complex="italic" style:font-weight-complex="normal"/>
    </style:style>
    <style:style style:name="T3" style:family="text">
      <style:text-properties style:font-name="Linux Biolinum" style:text-underline-style="none" fo:font-weight="bold" style:font-name-asian="Lucida Sans Unicode" style:font-weight-asian="bold" style:font-name-complex="Mangal" style:font-weight-complex="bold"/>
    </style:style>
    <style:style style:name="T4" style:family="text">
      <style:text-properties style:font-name="Linux Biolinum" style:text-underline-style="none" fo:font-weight="bold" officeooo:rsid="00d7a5cf" style:font-name-asian="Lucida Sans Unicode" style:font-weight-asian="bold" style:font-name-complex="Mangal" style:font-weight-complex="bold"/>
    </style:style>
    <style:style style:name="T5" style:family="text">
      <style:text-properties style:font-name="Linux Biolinum" style:text-underline-style="none" fo:font-weight="normal" style:font-name-asian="Lucida Sans Unicode" style:font-weight-asian="normal" style:font-name-complex="Mangal" style:font-weight-complex="normal"/>
    </style:style>
    <style:style style:name="T6" style:family="text">
      <style:text-properties style:font-name="Linux Biolinum" fo:font-style="normal" style:text-underline-style="none" fo:font-weight="normal" style:font-name-asian="Lucida Sans Unicode" style:font-style-asian="normal" style:font-weight-asian="normal" style:font-name-complex="Mangal" style:font-style-complex="normal" style:font-weight-complex="normal"/>
    </style:style>
    <style:style style:name="T7" style:family="text">
      <style:text-properties style:font-name="Linux Biolinum" fo:font-style="normal" style:text-underline-style="none" fo:font-weight="normal" officeooo:rsid="00dac219" style:font-name-asian="Lucida Sans Unicode" style:font-style-asian="normal" style:font-weight-asian="normal" style:font-name-complex="Mangal" style:font-style-complex="normal" style:font-weight-complex="normal"/>
    </style:style>
    <style:style style:name="T8" style:family="text">
      <style:text-properties style:font-name="Linux Biolinum" fo:font-style="normal" style:text-underline-style="none" fo:font-weight="normal" officeooo:rsid="00d9e07a" style:font-name-asian="Lucida Sans Unicode" style:font-style-asian="normal" style:font-weight-asian="normal" style:font-name-complex="Mangal" style:font-style-complex="normal" style:font-weight-complex="normal"/>
    </style:style>
    <style:style style:name="T9" style:family="text">
      <style:text-properties style:font-name="Linux Biolinum" fo:font-style="normal" style:text-underline-style="none" fo:font-weight="normal" officeooo:rsid="00da1842" style:font-name-asian="Lucida Sans Unicode" style:font-style-asian="normal" style:font-weight-asian="normal" style:font-name-complex="Mangal" style:font-style-complex="normal" style:font-weight-complex="normal"/>
    </style:style>
    <style:style style:name="T10" style:family="text">
      <style:text-properties style:font-name="Linux Biolinum" fo:font-style="normal" style:text-underline-style="none" fo:font-weight="normal" officeooo:rsid="00dc16b4" style:font-name-asian="Lucida Sans Unicode" style:font-style-asian="normal" style:font-weight-asian="normal" style:font-name-complex="Mangal" style:font-style-complex="normal" style:font-weight-complex="normal"/>
    </style:style>
    <style:style style:name="T11" style:family="text">
      <style:text-properties style:font-name="Linux Biolinum" fo:font-style="normal" style:text-underline-style="none" fo:font-weight="normal" officeooo:rsid="00dfd824" style:font-name-asian="Lucida Sans Unicode" style:font-style-asian="normal" style:font-weight-asian="normal" style:font-name-complex="Mangal" style:font-style-complex="normal" style:font-weight-complex="normal"/>
    </style:style>
    <style:style style:name="T12" style:family="text">
      <style:text-properties style:font-name="Linux Biolinum" fo:font-style="normal" style:text-underline-style="none" fo:font-weight="normal" officeooo:rsid="00e13ecd" style:font-name-asian="Lucida Sans Unicode" style:font-style-asian="normal" style:font-weight-asian="normal" style:font-name-complex="Mangal" style:font-style-complex="normal" style:font-weight-complex="normal"/>
    </style:style>
    <style:style style:name="T13" style:family="text">
      <style:text-properties style:font-name="Linux Biolinum" fo:font-style="normal" style:text-underline-style="none" fo:font-weight="normal" officeooo:rsid="00e262a8" style:font-name-asian="Lucida Sans Unicode" style:font-style-asian="normal" style:font-weight-asian="normal" style:font-name-complex="Mangal" style:font-style-complex="normal" style:font-weight-complex="normal"/>
    </style:style>
    <style:style style:name="T14" style:family="text">
      <style:text-properties style:font-name="Linux Biolinum" fo:font-style="normal" style:text-underline-style="none" fo:font-weight="normal" officeooo:rsid="00e2fe52" style:font-name-asian="Lucida Sans Unicode" style:font-style-asian="normal" style:font-weight-asian="normal" style:font-name-complex="Mangal" style:font-style-complex="normal" style:font-weight-complex="normal"/>
    </style:style>
    <style:style style:name="T15" style:family="text">
      <style:text-properties style:font-name="Linux Biolinum" fo:font-style="normal" style:text-underline-style="none" fo:font-weight="bold" style:font-name-asian="Lucida Sans Unicode" style:font-style-asian="normal" style:font-weight-asian="bold" style:font-name-complex="Mangal" style:font-style-complex="normal" style:font-weight-complex="bold"/>
    </style:style>
    <style:style style:name="T16" style:family="text">
      <style:text-properties style:font-name="Linux Biolinum" fo:font-style="normal" style:text-underline-style="none" style:font-name-asian="Lucida Sans Unicode" style:font-style-asian="normal" style:font-name-complex="Mangal" style:font-style-complex="normal"/>
    </style:style>
    <style:style style:name="T17" style:family="text">
      <style:text-properties style:font-name="Linux Biolinum" fo:font-style="normal" style:text-underline-style="solid" style:text-underline-width="auto" style:text-underline-color="font-color" fo:font-weight="normal" style:font-name-asian="Lucida Sans Unicode" style:font-style-asian="normal" style:font-weight-asian="normal" style:font-name-complex="Mangal" style:font-style-complex="normal" style:font-weight-complex="normal"/>
    </style:style>
    <style:style style:name="T18" style:family="text">
      <style:text-properties style:font-name="Linux Biolinum" fo:font-style="normal" style:text-underline-style="solid" style:text-underline-width="auto" style:text-underline-color="font-color" fo:font-weight="normal" officeooo:rsid="00e2fe52" style:font-name-asian="Lucida Sans Unicode" style:font-style-asian="normal" style:font-weight-asian="normal" style:font-name-complex="Mangal" style:font-style-complex="normal" style:font-weight-complex="normal"/>
    </style:style>
    <style:style style:name="T19" style:family="text">
      <style:text-properties style:text-position="super 58%"/>
    </style:style>
    <style:style style:name="T20" style:family="text">
      <style:text-properties style:text-position="super 58%" fo:font-weight="normal" style:font-weight-asian="normal" style:font-weight-complex="normal"/>
    </style:style>
    <style:style style:name="T21" style:family="text">
      <style:text-properties officeooo:rsid="00e8187e"/>
    </style:style>
    <style:style style:name="T22" style:family="text">
      <style:text-properties fo:font-weight="bold" style:font-weight-asian="bold" style:font-weight-complex="bold"/>
    </style:style>
    <style:style style:name="T23" style:family="text">
      <style:text-properties fo:font-weight="bold" officeooo:rsid="00e8187e"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e94713" style:font-weight-asian="normal" style:font-weight-complex="normal"/>
    </style:style>
    <style:style style:name="T26" style:family="text">
      <style:text-properties fo:font-weight="normal" officeooo:rsid="00e96d4f" style:font-weight-asian="normal" style:font-weight-complex="normal"/>
    </style:style>
    <style:style style:name="T27" style:family="text">
      <style:text-properties fo:font-weight="normal" officeooo:rsid="00ec02f0" style:font-weight-asian="normal" style:font-weight-complex="normal"/>
    </style:style>
    <style:style style:name="T28" style:family="text">
      <style:text-properties officeooo:rsid="00e96d4f"/>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ef5443"/>
    </style:style>
    <style:style style:name="T33" style:family="text">
      <style:text-properties officeooo:rsid="00f173f7"/>
    </style:style>
    <style:style style:name="T34" style:family="text">
      <style:text-properties officeooo:rsid="00f40a72"/>
    </style:style>
    <style:style style:name="T35"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ntifier le status et le point de vue du narrateur</text:p>
      <text:h text:style-name="Heading_20_1" text:outline-level="1">Extrait 1 : Le loup des rues, Jack London</text:h>
      <text:h text:style-name="Heading_20_2" text:outline-level="2">l’auteur et le statut du narrateur</text:h>
      <text:list xml:id="list6968168212193150050" text:style-name="L1">
        <text:list-item>
          <text:p text:style-name="P2">Jack London est l’auteur de cet extrait.</text:p>
        </text:list-item>
        <text:list-item>
          <text:p text:style-name="P3"><text:span text:style-name="T4">a.</text:span><text:span text:style-name="T5"> et </text:span><text:span text:style-name="T3">b :</text:span><text:span text:style-name="T5"> <text:s/>Le narrateur est un personnage dans l’histoire car il parle avec « je » pour se décrire dans le récit. c’et un passage qui se nomme Hunphrey Van Weyden et qui est un jeune journaliste américain.</text:span></text:p>
        </text:list-item>
      </text:list>
      <text:h text:style-name="Heading_20_2" text:outline-level="2">L’histoire racontée</text:h>
      <text:list xml:id="list85506339667971" text:continue-numbering="true" text:style-name="L1">
        <text:list-item>
          <text:p text:style-name="P3"><text:span text:style-name="T3">a.</text:span><text:span text:style-name="T5"> Le moment : l’histoire se déroule au début du XXème siècle.<text:line-break/>Le lieu : L’action se déroule dans la baie de San Francisco (USA).<text:line-break/>Les évènements : Le narrateur raconte le naufrage du ferry-boat Martinez qui est entré en collision avec un autre bateau.<text:line-break/></text:span><text:span text:style-name="T3">b.</text:span><text:span text:style-name="T5"> Les personnages présents sont les passagers du bateau et le narrateur. Tous les personnages se trouvent dans une situation critique/alarmante puisque le navire est en train de couler.</text:span></text:p>
        </text:list-item>
      </text:list>
      <text:h text:style-name="Heading_20_2" text:outline-level="2">Le point de vue</text:h>
      <text:list xml:id="list85506006437234" text:continue-numbering="true" text:style-name="L1">
        <text:list-item>
          <text:p text:style-name="P3"><text:span text:style-name="T3">a.</text:span><text:span text:style-name="T5"> Des verbes de perception et de jugement montrent que </text:span><text:span text:style-name="T1">les évènements sont racontés tels qu’ils ont été vécus et perçus par le personnage (=le narrateur) adopte un </text:span><text:span text:style-name="T2">point de vue interne</text:span><text:span text:style-name="T6">.<text:line-break/>Ex. : Verbes de jugement : « Je compris, « l’éprouvais l’impression »…<text:line-break/>Verbes de perception : « Je sautais, « j’entendais », « Je perçus »…</text:span></text:p>
          <text:p text:style-name="P3"><text:span text:style-name="T15">b. </text:span><text:span text:style-name="T6">Le lecteur en sait autant que le personnage (le narrateur). Le lecteur vit l’action à travèrs le personnage.</text:span></text:p>
        </text:list-item>
        <text:list-item>
          <text:p text:style-name="P4"><text:soft-page-break/><text:span text:style-name="T16">a.</text:span><text:span text:style-name="T6"> </text:span><text:span text:style-name="T17">Les différents sens sollicités</text:span><text:span text:style-name="T6">.</text:span></text:p>
          <text:p text:style-name="P4"><text:span text:style-name="T16">L’ouie : </text:span><text:span text:style-name="T6">Suppliaient ; leurs clameurs ; </text:span><text:span text:style-name="T8">s’appelaient les uns les autres ; j’entendis </text:span><text:span text:style-name="T9">un bruit de rames ; </text:span><text:span text:style-name="T7">Les sons que j’entendais se firent indistincts ; le dernier bruit ; une clameur désespérée ; le silence m’environnait ; Le clapotis de l’eau.</text:span></text:p>
          <text:p text:style-name="P5"><text:span text:style-name="T16">Le toucher :</text:span><text:span text:style-name="T1"> </text:span><text:span text:style-name="T6">l’eau était glacée ; son contact était d’une souffrance intolérable ; un brasier ; Ce froid intense me brûlait ; Son étreinte était semblable à celle de la mort ; </text:span><text:span text:style-name="T10">je sentis l’âcreté de l’eau salée ; Je sentais un engourdissement.</text:span></text:p>
          <text:p text:style-name="P6"><text:span text:style-name="T16">La vue </text:span><text:span text:style-name="T6">: → Le narrateur voit : les passagers sautaient par-dessus bord ; Autour de moi, une foule de gens se débattaient.</text:span></text:p>
          <text:p text:style-name="P6"><text:span text:style-name="T16">Le goût </text:span><text:span text:style-name="T6">: L’âcreté de l’eau salée ; Je suffocais chaque fois.</text:span></text:p>
          <text:p text:style-name="P7"><text:span text:style-name="T16">5.b</text:span><text:span text:style-name="T6">. </text:span><text:span text:style-name="T17">Les états intérieurs du personnage</text:span><text:span text:style-name="T6">.</text:span></text:p>
          <text:list>
            <text:list-item>
              <text:p text:style-name="P8">Pris de panique</text:p>
            </text:list-item>
            <text:list-item>
              <text:p text:style-name="P8">J’étais étonné</text:p>
            </text:list-item>
            <text:list-item>
              <text:p text:style-name="P8">Une panique …</text:p>
            </text:list-item>
          </text:list>
        </text:list-item>
        <text:list-item>
          <text:p text:style-name="P9"><text:span text:style-name="T17">La fonction et la visée </text:span><text:span text:style-name="T6">: </text:span><text:span text:style-name="T11">Le</text:span><text:span text:style-name="T6"> choix </text:span><text:span text:style-name="T11">du point de vue interne</text:span><text:span text:style-name="T6"> permet au lecteur de s’identifier </text:span><text:span text:style-name="T11">parfaitement avec le</text:span><text:span text:style-name="T6"> narrateur. </text:span><text:span text:style-name="T12">Il favorise la « plongée » dans l’histoire. </text:span></text:p>
        </text:list-item>
        <text:list-item>
          <text:p text:style-name="P10"><text:span text:style-name="T12">L</text:span><text:span text:style-name="T6">a peur et la pitié constituent les ressors </text:span><text:span text:style-name="T13">de ce texte. </text:span><text:span text:style-name="T14">Ce sont ces deux sentiments que le narrateur cherche à éveiller chez le lecteur.</text:span></text:p>
        </text:list-item>
      </text:list>
      <text:p text:style-name="P11"><text:span text:style-name="T14"/></text:p>
      <text:h text:style-name="P25" text:outline-level="1"><text:span text:style-name="T18">E</text:span><text:span text:style-name="T17">xtrait 2 : « J’ai oublié de dire qu’elle était jeune et jolie »</text:span></text:h>
      <text:h text:style-name="P23" text:outline-level="1">&amp;</text:h>
      <text:h text:style-name="P24" text:outline-level="1"><text:s/>Extrait 3 : « Ils avaient l’air du père et de la fille »</text:h>
      <text:p text:style-name="P12"/>
      <text:h text:style-name="P27" text:outline-level="2">L’auteur et le statut du narrateur</text:h>
      <text:list xml:id="list9118470455317159897" text:style-name="L2">
        <text:list-item>
          <text:p text:style-name="P13">2<text:span text:style-name="T19">ème</text:span> extrait : L’auteur est Prosper Mérimée</text:p>
          <text:p text:style-name="P13">3<text:span text:style-name="T19">ème</text:span> extrait : L’auteur est Victor Hugo.</text:p>
        </text:list-item>
        <text:list-item>
          <text:p text:style-name="P13"><text:span text:style-name="T23">a.</text:span><text:span text:style-name="T21"> </text:span>Les deux extraits sont rédigés à la troisième personne, et le narrateur est extérieur à l’histoire (=ce n’est pas un personnage de l’histoire).</text:p>
          <text:p text:style-name="P15">b.<text:span text:style-name="T24"> Dans l’extrait 2, le narrateur intervient par des commentaires, à la 1</text:span><text:span text:style-name="T20">ère</text:span><text:span text:style-name="T24"> personne du singulier.</text:span></text:p>
          <text:p text:style-name="P15"><text:span text:style-name="T24">« </text:span><text:span text:style-name="T25">Comme je l’ai appris plus tard »/ »Comme je l’ai découvert dans la suite » → Ces deux commentaires constituent une anticipation (ils fournissent des informations sur la suite de l’histoire).</text:span></text:p>
          <text:p text:style-name="P14"><text:span text:style-name="T25">« </text:span><text:span text:style-name="T26">je donenrais, moi, cent ans de la ve d’un philosophe » → Souligne l’é</text:span><text:span text:style-name="T27">m</text:span><text:span text:style-name="T26">otion éprouvée par le couple.</text:span></text:p>
        </text:list-item>
      </text:list>
      <text:h text:style-name="P26" text:outline-level="2"><text:span text:style-name="T28">L’</text:span>histoire racontée</text:h>
      <text:list xml:id="list85507624982102" text:continue-numbering="true" text:style-name="L2">
        <text:list-item>
          <text:p text:style-name="P16"><text:span text:style-name="T30">Extrait 2 </text:span><text:span text:style-name="T24">: </text:span>Mérimée</text:p>
          <text:p text:style-name="P17"><text:span text:style-name="T24">L’extrait 2 a pour cadre le vestibule de la gare. Les deux personnages en présence sont un jeune homme qui porte des lunettes bleues et tient un petit sac et une femme vêtue de noir tenant à la main un sac de maroquin brun.</text:span></text:p>
          <text:p text:style-name="P17"><text:span text:style-name="T24">Le narrateur raconte l’attente du jeune homme, l’arrivée de la femme et les retrouvailles du couple.</text:span></text:p>
          <text:p text:style-name="P22"><text:span text:style-name="T30">Extrait 3 </text:span><text:span text:style-name="T24">: </text:span>V. Hugo</text:p>
          <text:p text:style-name="P18">L’extrait 3 se déroule dans une allée déserte du Jardin du Luxembourg. Un des personnages est un jeune homme nommé Marius. Un couple formé par Jean Valjean et C<text:span text:style-name="T32">o</text:span>sette, qui sous le regard de Marius, <text:span text:style-name="T32">se promène dans les aléles. Jean Valjean semble avoir soixante ans, et Cosette environ treize ou quarorze ans.</text:span></text:p>
        </text:list-item>
      </text:list>
      <text:h text:style-name="Heading_20_2" text:outline-level="2">Le point de vue</text:h>
      <text:list xml:id="list85505996389483" text:continue-numbering="true" text:style-name="L2">
        <text:list-item>
          <text:p text:style-name="P21">Extrait 2</text:p>
          <text:list>
            <text:list-item>
              <text:p text:style-name="P19">le narrateur adopte un point de vue <text:span text:style-name="T31">omniscient </text:span>: Il donne à connaître les pensées et les sentiments <text:span text:style-name="T33">des personnages.</text:span></text:p>
              <text:p text:style-name="P20">Omniscient → omni (=tout) scient (<text:span text:style-name="T34">=</text:span>qui sait) → <text:span text:style-name="T29">omniscient = qui sait tout</text:span></text:p>
            </text:list-item>
            <text:list-item>
              <text:p text:style-name="P20"><text:span text:style-name="T3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Biolinum1" svg:font-family="'Linux Biolinum'" style:font-adornments="Normal"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42cm" fo:margin-bottom="0cm" loext:contextual-spacing="false" fo:line-height="150%" style:page-number="auto" style:shadow="none">
        <style:drop-cap/>
      </style:paragraph-properties>
      <style:text-properties style:font-name="Linux Biolinum" fo:font-family="'Linux Biolinum'" style:font-style-name="Gras" style:font-pitch="variable" fo:font-size="13pt" fo:font-style="normal" fo:font-weight="normal" officeooo:rsid="00e48836" fo:background-color="transparent"/>
    </style:style>
    <style:style style:name="List" style:family="paragraph" style:parent-style-name="Text_20_body" style:class="list">
      <style:text-properties style:font-name="Linux Biolinum1" fo:font-family="'Linux Biolinum'" style:font-style-name="Normal" style:font-pitch="variable"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none"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text-properties fo:font-size="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3-18T08:55:05.564444214</dc:date>
    <meta:editing-duration>P6DT22H20M6S</meta:editing-duration>
    <meta:editing-cycles>212</meta:editing-cycles>
    <meta:generator>LibreOffice/5.1.1.3$Linux_X86_64 LibreOffice_project/10m0$Build-3</meta:generator>
    <meta:document-statistic meta:table-count="0" meta:image-count="0" meta:object-count="0" meta:page-count="4" meta:paragraph-count="42" meta:word-count="745" meta:character-count="4083" meta:non-whitespace-character-count="3392"/>
  </office:meta>
</office:document-meta>
</file>